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agmatica" svg:font-family="Pragmatica, sans-serif"/>
  </office:font-face-decls>
  <office:automatic-styles>
    <style:style style:name="P1" style:family="paragraph" style:parent-style-name="Standard">
      <style:text-properties fo:language="en" fo:country="US" style:text-underline-style="none" fo:font-weight="bold" officeooo:rsid="00067567" officeooo:paragraph-rsid="00067567" style:font-weight-asian="bold" style:font-weight-complex="bold"/>
    </style:style>
    <style:style style:name="P2" style:family="paragraph" style:parent-style-name="Standard">
      <style:text-properties fo:language="en" fo:country="US" style:text-underline-style="none" fo:font-weight="bold" officeooo:rsid="000770f6" officeooo:paragraph-rsid="000770f6" style:font-weight-asian="bold" style:font-weight-complex="bold"/>
    </style:style>
    <style:style style:name="P3" style:family="paragraph" style:parent-style-name="Standard">
      <style:text-properties fo:language="en" fo:country="US" style:text-underline-style="none" fo:font-weight="normal" officeooo:rsid="000770f6" officeooo:paragraph-rsid="000770f6" style:font-weight-asian="normal" style:font-weight-complex="normal"/>
    </style:style>
    <style:style style:name="P4" style:family="paragraph" style:parent-style-name="Standard">
      <style:text-properties fo:language="en" fo:country="US" style:text-underline-style="none" fo:font-weight="normal" officeooo:rsid="000af404" officeooo:paragraph-rsid="000af404" style:font-weight-asian="normal" style:font-weight-complex="normal"/>
    </style:style>
    <style:style style:name="P5" style:family="paragraph" style:parent-style-name="Standard">
      <style:text-properties fo:language="ru" fo:country="RU" fo:font-weight="bold" officeooo:rsid="00067567" officeooo:paragraph-rsid="00067567" style:font-weight-asian="bold" style:font-weight-complex="bold"/>
    </style:style>
    <style:style style:name="P6" style:family="paragraph" style:parent-style-name="Standard">
      <style:text-properties fo:language="ru" fo:country="RU" fo:font-weight="normal" officeooo:rsid="00067567" officeooo:paragraph-rsid="00067567" style:font-weight-asian="normal" style:font-weight-complex="normal"/>
    </style:style>
    <style:style style:name="P7" style:family="paragraph" style:parent-style-name="Standard">
      <style:text-properties fo:language="ru" fo:country="RU" style:text-underline-style="solid" style:text-underline-width="auto" style:text-underline-color="font-color" fo:font-weight="bold" officeooo:rsid="00067567" officeooo:paragraph-rsid="00067567" style:font-weight-asian="bold" style:font-weight-complex="bold"/>
    </style:style>
    <style:style style:name="P8" style:family="paragraph" style:parent-style-name="Standard">
      <style:text-properties fo:language="ru" fo:country="RU" style:text-underline-style="solid" style:text-underline-width="auto" style:text-underline-color="font-color" fo:font-weight="bold" officeooo:rsid="000770f6" officeooo:paragraph-rsid="000770f6" style:font-weight-asian="bold" style:font-weight-complex="bold"/>
    </style:style>
    <style:style style:name="P9" style:family="paragraph" style:parent-style-name="Standard">
      <style:text-properties fo:language="ru" fo:country="RU" style:text-underline-style="solid" style:text-underline-width="auto" style:text-underline-color="font-color" fo:font-weight="bold" officeooo:rsid="00080d8d" officeooo:paragraph-rsid="00080d8d" style:font-weight-asian="bold" style:font-weight-complex="bold"/>
    </style:style>
    <style:style style:name="P10" style:family="paragraph" style:parent-style-name="Standard">
      <style:text-properties fo:language="ru" fo:country="RU" style:text-underline-style="solid" style:text-underline-width="auto" style:text-underline-color="font-color" fo:font-weight="bold" officeooo:rsid="000d29e0" officeooo:paragraph-rsid="000d29e0" style:font-weight-asian="bold" style:font-weight-complex="bold"/>
    </style:style>
    <style:style style:name="P11" style:family="paragraph" style:parent-style-name="Standard">
      <style:text-properties fo:language="ru" fo:country="RU" style:text-underline-style="solid" style:text-underline-width="auto" style:text-underline-color="font-color" fo:font-weight="bold" officeooo:rsid="000f3fb2" officeooo:paragraph-rsid="000f3fb2" style:font-weight-asian="bold" style:font-weight-complex="bold"/>
    </style:style>
    <style:style style:name="P12" style:family="paragraph" style:parent-style-name="Standard">
      <style:text-properties fo:language="ru" fo:country="RU" style:text-underline-style="none" fo:font-weight="bold" officeooo:rsid="00067567" officeooo:paragraph-rsid="00067567" style:font-weight-asian="bold" style:font-weight-complex="bold"/>
    </style:style>
    <style:style style:name="P13" style:family="paragraph" style:parent-style-name="Standard">
      <style:text-properties fo:language="ru" fo:country="RU" style:text-underline-style="none" fo:font-weight="bold" officeooo:rsid="000770f6" officeooo:paragraph-rsid="000770f6" style:font-weight-asian="bold" style:font-weight-complex="bold"/>
    </style:style>
    <style:style style:name="P14" style:family="paragraph" style:parent-style-name="Standard">
      <style:text-properties fo:language="ru" fo:country="RU" style:text-underline-style="none" fo:font-weight="bold" officeooo:rsid="00080d8d" officeooo:paragraph-rsid="00080d8d" style:font-weight-asian="bold" style:font-weight-complex="bold"/>
    </style:style>
    <style:style style:name="P15" style:family="paragraph" style:parent-style-name="Standard">
      <style:text-properties fo:language="ru" fo:country="RU" style:text-underline-style="none" fo:font-weight="bold" officeooo:rsid="000ce2f4" officeooo:paragraph-rsid="000ce2f4" style:font-weight-asian="bold" style:font-weight-complex="bold"/>
    </style:style>
    <style:style style:name="P16" style:family="paragraph" style:parent-style-name="Standard">
      <style:text-properties fo:language="ru" fo:country="RU" style:text-underline-style="none" fo:font-weight="bold" officeooo:rsid="000d29e0" officeooo:paragraph-rsid="000d29e0" style:font-weight-asian="bold" style:font-weight-complex="bold"/>
    </style:style>
    <style:style style:name="P17" style:family="paragraph" style:parent-style-name="Standard">
      <style:text-properties fo:language="ru" fo:country="RU" style:text-underline-style="none" fo:font-weight="normal" officeooo:rsid="00067567" officeooo:paragraph-rsid="00067567" style:font-weight-asian="normal" style:font-weight-complex="normal"/>
    </style:style>
    <style:style style:name="P18" style:family="paragraph" style:parent-style-name="Standard">
      <style:text-properties fo:language="ru" fo:country="RU" style:text-underline-style="none" fo:font-weight="normal" officeooo:rsid="000770f6" officeooo:paragraph-rsid="000770f6" style:font-weight-asian="normal" style:font-weight-complex="normal"/>
    </style:style>
    <style:style style:name="P19" style:family="paragraph" style:parent-style-name="Standard">
      <style:text-properties fo:language="ru" fo:country="RU" style:text-underline-style="none" fo:font-weight="normal" officeooo:rsid="00080d8d" officeooo:paragraph-rsid="00080d8d" style:font-weight-asian="normal" style:font-weight-complex="normal"/>
    </style:style>
    <style:style style:name="P20" style:family="paragraph" style:parent-style-name="Standard">
      <style:text-properties fo:language="ru" fo:country="RU" style:text-underline-style="none" fo:font-weight="normal" officeooo:rsid="000af404" officeooo:paragraph-rsid="000af404" style:font-weight-asian="normal" style:font-weight-complex="normal"/>
    </style:style>
    <style:style style:name="P21" style:family="paragraph" style:parent-style-name="Standard">
      <style:text-properties fo:language="ru" fo:country="RU" style:text-underline-style="none" fo:font-weight="normal" officeooo:rsid="000ce2f4" officeooo:paragraph-rsid="000ce2f4" style:font-weight-asian="normal" style:font-weight-complex="normal"/>
    </style:style>
    <style:style style:name="P22" style:family="paragraph" style:parent-style-name="Standard">
      <style:text-properties fo:language="ru" fo:country="RU" style:text-underline-style="none" fo:font-weight="normal" officeooo:rsid="000d29e0" officeooo:paragraph-rsid="000d29e0" style:font-weight-asian="normal" style:font-weight-complex="normal"/>
    </style:style>
    <style:style style:name="P23" style:family="paragraph" style:parent-style-name="Standard">
      <style:text-properties fo:language="ru" fo:country="RU" style:text-underline-style="none" fo:font-weight="normal" officeooo:rsid="000f3fb2" officeooo:paragraph-rsid="000f3fb2" style:font-weight-asian="normal" style:font-weight-complex="normal"/>
    </style:style>
    <style:style style:name="P24" style:family="paragraph" style:parent-style-name="Standard">
      <style:text-properties fo:color="#000000" loext:opacity="100%" style:font-name="Liberation Serif" fo:font-size="12pt" fo:language="ru" fo:country="RU" style:text-underline-style="none" fo:font-weight="normal" officeooo:rsid="000770f6" officeooo:paragraph-rsid="000770f6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f404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0af404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officeooo:rsid="00099001"/>
    </style:style>
    <style:style style:name="T11" style:family="text">
      <style:text-properties officeooo:rsid="000dbab3"/>
    </style:style>
    <style:style style:name="T12" style:family="text">
      <style:text-properties officeooo:rsid="000f3f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Краткое описание идеи</text:p>
      <text:p text:style-name="P5"/>
      <text:p text:style-name="P6">Идея проекта состоит в создании мобильного приложения для чтения электронных книг и других текстовых файлов. Основной отличительной особенностью приложения является возможность голосового прочтения текста в формате аудиокниги с использованием ИИ технологий текст-в-речь, генерирующих натуральный голос</text:p>
      <text:p text:style-name="P6"/>
      <text:p text:style-name="P6"/>
      <text:p text:style-name="P7">Предлагаемые ценности</text:p>
      <text:p text:style-name="P6"/>
      <text:p text:style-name="P5">Ценностное предложение</text:p>
      <text:p text:style-name="P6">1. Преимущества: удобный интерфейс, поддержка всех популярных форматов файлов, возможность прочтения любого текста с помощью ИИ</text:p>
      <text:p text:style-name="P6">2. «Боль»: невозможность чтения книг во время занятия другими делами, например готовка, уборка, управление автомобилем</text:p>
      <text:p text:style-name="P6">3. Мотивация клиента: удобство в использовании, внимание не только к главной функции приложения, но и к общему <text:span text:style-name="T3">QoL, </text:span><text:span text:style-name="T10">высокое качество озвучки</text:span></text:p>
      <text:p text:style-name="P6"/>
      <text:p text:style-name="P5">Пирамида ценности</text:p>
      <text:p text:style-name="P6">1. Функциональные: простое решение проблемы с чтением книг во время занятия другими делами, возможность озвучивать любой текст, </text:p>
      <text:p text:style-name="P6">2. Эмоциональные: проще опыт использования чем большинство приложений аудиокниг с добавленной возможностью перейти к самостоятельному чтению в любой момент, повышение продуктивности в иначе потраченное зря время</text:p>
      <text:p text:style-name="P6">3. Социальные: -</text:p>
      <text:p text:style-name="P6"/>
      <text:p text:style-name="P6"/>
      <text:p text:style-name="P7">Ключевые аспекты конструирования</text:p>
      <text:p text:style-name="P7"/>
      <text:p text:style-name="P12">Стек технологий</text:p>
      <text:p text:style-name="P12"><text:span text:style-name="T1">Для создания приложения будет использоваться </text:span><text:span text:style-name="T4">Flutter </text:span><text:span text:style-name="T1">и его библиотеки, так как он обладает возможностями для быстрой разработки качественных кросс-платформенных приложений</text:span></text:p>
      <text:p text:style-name="P12"><text:span text:style-name="T1"/></text:p>
      <text:p text:style-name="P12"><text:span text:style-name="T1">Для реализации </text:span><text:span text:style-name="T4">TTS </text:span><text:span text:style-name="T1">(</text:span><text:span text:style-name="T4">text to speech) </text:span><text:span text:style-name="T1">можно использовать пакеты </text:span><text:span text:style-name="T4">Flutter, </text:span><text:span text:style-name="T1">сторонние </text:span><text:span text:style-name="T4">API </text:span><text:span text:style-name="T5">(</text:span><text:span text:style-name="T2">например</text:span><text:span text:style-name="T5"> Elevenlabs)</text:span><text:span text:style-name="T4"> </text:span><text:span text:style-name="T1">или обученная нами нейронная сеть. При последнем подходе вероятно прибегнем к помощи преподавателей</text:span></text:p>
      <text:p text:style-name="P12"><text:span text:style-name="T1"/></text:p>
      <text:p text:style-name="P1">MVP</text:p>
      <text:p text:style-name="P17">В <text:span text:style-name="T3">MVP </text:span>будет реализован основной функционал: загрузка текста, получение текста из файлов формата .<text:span text:style-name="T3">fb2 </text:span>(стандартный формат для электронных книг)<text:span text:style-name="T3">, </text:span>озвучка текста с помощью ИИ из файла</text:p>
      <text:p text:style-name="P17"/>
      <text:p text:style-name="P17">При дальнейшей разработке функции, которые необходимо будет иметь в готовом продукте включают в себя: возможность загружать другие форматы файлов, возможность использовать мультимедиа функции платформы (такие, как пауза, с помощью нажатия на кнопку на наушниках), возможность настраивать ИИ голос под себя или возможность выбирать другие голоса</text:p>
      <text:p text:style-name="P17"/>
      <text:p text:style-name="P13">Пользовательский опыт</text:p>
      <text:p text:style-name="P18">Основным фокусом для приложения, помимо технологической составляющей, должен являться <text:span text:style-name="T3">UX. </text:span>Для такого приложения, как читалка электронных книг, необходимо иметь неинтрузивный интерфейс, позволяющий пользователю сконцентрироваться на чтении. <text:soft-page-break/>Таким образом, интерфейс должен быть минималистичным и понятным. То же самое относится и к функционалу озвучки. Если он будет долго загружаться, иметь неудобный и труднодоступный интерфейс, то пользователь просто не будет им пользоваться</text:p>
      <text:p text:style-name="P18"/>
      <text:p text:style-name="P13">Организационно-ресурсные аспекты</text:p>
      <text:p text:style-name="P13"><text:span text:style-name="T1">Для разработки проекта команду из 4 человек можно поделить на двух разработчиков, одного дизайнера и одного маркетолога. Два разработчика необходимо для того, чтобы разделить труд — один в основном занимался бы разработкой самого приложения, а второй разработкой и обучением нейронной сети</text:span></text:p>
      <text:p text:style-name="P13"><text:span text:style-name="T1"/></text:p>
      <text:p text:style-name="P13"><text:span text:style-name="T1"/></text:p>
      <text:p text:style-name="P8">Анализ рынка</text:p>
      <text:p text:style-name="P3"/>
      <text:p text:style-name="P18">В России 77% жителей крупных российских городов, или 30,3 млн человек, читают электронные книги, следует из исследования рынка цифровых книг аналитической компании J’son &amp; Partners Consulting. А аудиокниги, в свою очередь, слушают 60% россиян в мегаполисах, или 23,6 млн человек, указано там же.</text:p>
      <text:p text:style-name="P18"/>
      <text:p text:style-name="P18">Самыми активными потребителями электронных книг являются женщины и мужчины в возрасте от 35 до 54 лет. Среди женщин в указанной возрастной категории их читают 79,6%, а среди мужчин – 78,9%. В сегменте аудиокниг ситуация несколько отличается. Если среди женщин активнее всего их слушает та же возрастная категория (63,3%), то среди мужчин с незначительным перевесом лидирует категория от 25 до 34 лет (61,2%)</text:p>
      <text:p text:style-name="P18"/>
      <text:p text:style-name="P24"><text:span text:style-name="T9">Оценивая ближайшее будущее, каждый четвертый (24%) выражает запрос на увеличение чтения электронных книг. Наиболее выражен такой запрос среди женщин (28% против 19% среди мужчин), представителей экономически активного возраста (29% среди россиян от 35 до 44 лет) и опрошенных с высшим образованием (28%).</text:span> </text:p>
      <text:p text:style-name="P2"/>
      <text:p text:style-name="P3"/>
      <text:p text:style-name="P9">Анализ конкурентов</text:p>
      <text:p text:style-name="P9"/>
      <text:p text:style-name="P14">1. <text:span text:style-name="T3">Play </text:span>Книги</text:p>
      <text:p text:style-name="P19">Приложение, разработанное <text:span text:style-name="T3">Google, </text:span>которое позволяет читать электронные книги, имеющиеся на платформе <text:span text:style-name="T3">Google Play</text:span></text:p>
      <text:p text:style-name="P19"/>
      <text:p text:style-name="P19">Преимущества:</text:p>
      <text:p text:style-name="P19">. Большой выбор книг</text:p>
      <text:p text:style-name="P19">. Наличие озвучки</text:p>
      <text:p text:style-name="P19"/>
      <text:p text:style-name="P19">Недостатки:</text:p>
      <text:p text:style-name="P19">. Нельзя загрузить свои книги и файлы</text:p>
      <text:p text:style-name="P19">. Озвучка производится машинным голосом, который было бы трудно слушать долгое время</text:p>
      <text:p text:style-name="P19"/>
      <text:p text:style-name="P14">2. <text:span text:style-name="T3">TTS-</text:span>ридер</text:p>
      <text:p text:style-name="P19">Приложение, позволяющее читать любые файлы вслух</text:p>
      <text:p text:style-name="P19"/>
      <text:p text:style-name="P19">Преимущества:</text:p>
      <text:p text:style-name="P19">. Сканирование памяти устройства и автоматическое поттягивание всех поддерживаемых файлов</text:p>
      <text:p text:style-name="P19"/>
      <text:p text:style-name="P19">Недостатки:</text:p>
      <text:p text:style-name="P19"><text:soft-page-break/>. Машинный голос озвучки, допускает ошибки в ударении, не имеет интонации</text:p>
      <text:p text:style-name="P19">. Неудобный интерфейс</text:p>
      <text:p text:style-name="P19"/>
      <text:p text:style-name="P14">3. <text:span text:style-name="T3">eReader Prestigio</text:span></text:p>
      <text:p text:style-name="P19">Удобная читалка для книг и других типов файлов, с наличием возможности озвучки</text:p>
      <text:p text:style-name="P19"/>
      <text:p text:style-name="P19">Преимущества:</text:p>
      <text:p text:style-name="P19">. Удобный и интуитивный интерфейс</text:p>
      <text:p text:style-name="P19">. Быстрая подгрузка файлов</text:p>
      <text:p text:style-name="P19">. Удобный в использовании <text:span text:style-name="T3">TTS</text:span></text:p>
      <text:p text:style-name="P19"/>
      <text:p text:style-name="P19">Недостатки:</text:p>
      <text:p text:style-name="P19">. Бесплатно доступны только стандартные алгоритмы <text:span text:style-name="T3">TTS, </text:span>что неприятно долго слушать</text:p>
      <text:p text:style-name="P19"/>
      <text:p text:style-name="P15">Вывод <text:span text:style-name="T12">анализа</text:span>:</text:p>
      <text:p text:style-name="P4">eReader Prestigio – <text:span text:style-name="T7">основной конкурент, качественное, простое в использовании приложение</text:span></text:p>
      <text:p text:style-name="P20"/>
      <text:p text:style-name="P20">Отличающей чертой нашего продукта может являться доступ к высококачественной озвучке бесплатно, с возможностью доплаты за другой функционал, например выбор голоса, тонкая настройка генерации голоса и т.д.</text:p>
      <text:p text:style-name="P20"/>
      <text:p text:style-name="P21">Кроме того, большинство подобных приложений как опцию могут использовать алгоритмы, встроенные в устройство пользователя</text:p>
      <text:p text:style-name="P21"/>
      <text:p text:style-name="P22">Как уникальный функционал среди этих приложений, можно добавить возможность прослушивать подкасты, так как среди некоторых групп, участвующих в опросах, именно подкасты были самым популярным жанром</text:p>
      <text:p text:style-name="P21"/>
      <text:p text:style-name="P21"/>
      <text:p text:style-name="P10">Определение целевого сегмента</text:p>
      <text:p text:style-name="P16"/>
      <text:p text:style-name="P22">Основным сегментом будут являться мужчины и женщины <text:span text:style-name="T11">в возрасте от 25 до 50. Такое выделение охватывает демографии, читающие больше всех книг, а также потребляющие больше всех аудиокниг</text:span></text:p>
      <text:p text:style-name="P22"/>
      <text:p text:style-name="P23">Основной проблемой ЦА являлась бы нехватка времени на чтение книг. Как было выявлено из опросов, 1 из 4 хотят читать больше книг. Наш проект позволил бы потратить время, которое иначе было бы потрачено впустую (готовка, управление автомобилем), на потребление книг путем их озвучки</text:p>
      <text:p text:style-name="P23"/>
      <text:p text:style-name="P23"/>
      <text:p text:style-name="P11">Монетизация</text:p>
      <text:p text:style-name="P11"><text:span text:style-name="T8"/></text:p>
      <text:p text:style-name="P11"><text:span text:style-name="T8">Для монетизации проекта можно использовать встроенную в приложение рекламу, например в главном меню при выборе книги. Кроме того за подписку можно было бы получить доступ к настройке </text:span><text:span text:style-name="T6">TTS </text:span><text:span text:style-name="T8">(скорость озвучки, интонация, голос, т.д.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agmatica" svg:font-family="Pragma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6:23:01.856000000</meta:creation-date>
    <dc:date>2025-02-17T17:56:03.027000000</dc:date>
    <meta:editing-duration>PT1H32M58S</meta:editing-duration>
    <meta:editing-cycles>9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60" meta:word-count="822" meta:character-count="6152" meta:non-whitespace-character-count="5385"/>
  </office:meta>
</office:document-meta>
</file>